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2" style:family="paragraph" style:parent-style-name="Preformatted_20_Text">
      <style:paragraph-properties style:writing-mode="lr-tb"/>
    </style:style>
    <style:style style:name="P3" style:family="paragraph" style:parent-style-name="Preformatted_20_Text">
      <style:paragraph-properties fo:margin-top="0in" fo:margin-bottom="0.1965in" style:contextual-spacing="false" style:writing-mode="lr-tb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Text_20_body" style:list-style-name="L8"/>
    <style:style style:name="P12" style:family="paragraph" style:parent-style-name="Text_20_body" style:list-style-name="L9"/>
    <style:style style:name="P13" style:family="paragraph" style:parent-style-name="Text_20_body" style:list-style-name="L10"/>
    <style:style style:name="P14" style:family="paragraph" style:parent-style-name="Text_20_body" style:list-style-name="L11"/>
    <style:style style:name="P15" style:family="paragraph" style:parent-style-name="Text_20_body" style:list-style-name="L12"/>
    <style:style style:name="P16" style:family="paragraph" style:parent-style-name="Text_20_body" style:list-style-name="L13"/>
    <style:style style:name="P17" style:family="paragraph" style:parent-style-name="Text_20_body" style:list-style-name="L14"/>
    <style:style style:name="P18" style:family="paragraph" style:parent-style-name="Text_20_body" style:list-style-name="L15"/>
    <style:style style:name="P19" style:family="paragraph" style:parent-style-name="Text_20_body" style:list-style-name="L16"/>
    <style:style style:name="P20" style:family="paragraph" style:parent-style-name="Text_20_body" style:list-style-name="L17"/>
    <style:style style:name="T1" style:family="text">
      <style:text-properties officeooo:rsid="00194cf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Build the complete Astro-based static site for “Thockverse” (mechanical keyboard blog)</text:span></text:p>
      <text:p text:style-name="Horizontal_20_Line"/>
      <text:p text:style-name="Text_20_body">I want you to build a complete, <text:span text:style-name="Strong_20_Emphasis">modern static blog called </text:span><text:span text:style-name="Strong_20_Emphasis"><text:span text:style-name="Source_20_Text">Thockverse</text:span></text:span> from scratch using <text:span text:style-name="Strong_20_Emphasis">Astro</text:span>. It must use <text:span text:style-name="Strong_20_Emphasis">Markdown for content</text:span>, support custom metadata fields, and generate static HTML using clean, reusable templates. The site should be fast, SEO-optimized, and mobile-responsive with a dark/light mode.</text:p>
      <text:p text:style-name="Horizontal_20_Line"/>
      <text:h text:style-name="Heading_20_2" text:outline-level="2">✅ PURPOSE</text:h>
      <text:p text:style-name="Text_20_body">“Thockverse” is a blog dedicated to <text:span text:style-name="Strong_20_Emphasis">mechanical keyboards, switches, mods, keycaps, builds, reviews, and enthusiast guides</text:span>. All posts should be created via Markdown with frontmatter fields, rendered into a rich, well-designed layout. This site should be <text:span text:style-name="Strong_20_Emphasis">extensible</text:span> and easy to maintain or query using the metadata.</text:p>
      <text:p text:style-name="Horizontal_20_Line"/>
      <text:h text:style-name="Heading_20_2" text:outline-level="2">🔧 TECH STACK</text:h>
      <text:list text:style-name="L1">
        <text:list-item>
          <text:p text:style-name="P4"><text:span text:style-name="Strong_20_Emphasis">Astro</text:span> (preferred static site generator)</text:p>
        </text:list-item>
        <text:list-item>
          <text:p text:style-name="P4"><text:span text:style-name="Strong_20_Emphasis">Markdown (</text:span><text:span text:style-name="Strong_20_Emphasis"><text:span text:style-name="Source_20_Text">.md</text:span></text:span><text:span text:style-name="Strong_20_Emphasis">) + YAML frontmatter</text:span> for posts</text:p>
        </text:list-item>
        <text:list-item>
          <text:p text:style-name="P4"><text:span text:style-name="Strong_20_Emphasis">SCSS or clean CSS modules</text:span></text:p>
        </text:list-item>
        <text:list-item>
          <text:p text:style-name="P4"><text:span text:style-name="Strong_20_Emphasis">Astro components</text:span> for layout and UI</text:p>
        </text:list-item>
        <text:list-item>
          <text:p text:style-name="P4">No CMS or JS frameworks required unless needed for functionality</text:p>
        </text:list-item>
      </text:list>
      <text:p text:style-name="Horizontal_20_Line"/>
      <text:h text:style-name="Heading_20_2" text:outline-level="2">📁 FILE STRUCTURE</text:h>
      <text:p text:style-name="Preformatted_20_Text">css</text:p>
      <text:p text:style-name="Preformatted_20_Text">CopyEdit</text:p>
      <text:p text:style-name="P1"><text:span text:style-name="Source_20_Text">thockverse/</text:span></text:p>
      <text:p text:style-name="P2"><text:span text:style-name="Source_20_Text">├── public/</text:span></text:p>
      <text:p text:style-name="P2"><text:span text:style-name="Source_20_Text">│ <text:s text:c="2"/>├── images/</text:span></text:p>
      <text:p text:style-name="P2"><text:span text:style-name="Source_20_Text">│ <text:s text:c="2"/>└── favicon.ico</text:span></text:p>
      <text:p text:style-name="P2"><text:span text:style-name="Source_20_Text">├── posts/</text:span></text:p>
      <text:p text:style-name="P2"><text:span text:style-name="Source_20_Text">│ <text:s text:c="2"/>├── switches/</text:span></text:p>
      <text:p text:style-name="P2"><text:span text:style-name="Source_20_Text">│ <text:s text:c="2"/>│ <text:s text:c="2"/>└── gateron-oil-kings.md</text:span></text:p>
      <text:p text:style-name="P2"><text:span text:style-name="Source_20_Text">│ <text:s text:c="2"/>├── builds/</text:span></text:p>
      <text:p text:style-name="P2"><text:span text:style-name="Source_20_Text">│ <text:s text:c="2"/>└── keycaps/</text:span></text:p>
      <text:p text:style-name="P2"><text:span text:style-name="Source_20_Text">├── src/</text:span></text:p>
      <text:p text:style-name="P2"><text:span text:style-name="Source_20_Text">│ <text:s text:c="2"/>├── components/</text:span></text:p>
      <text:p text:style-name="P2"><text:span text:style-name="Source_20_Text">│ <text:s text:c="2"/>│ <text:s text:c="2"/>├── Header.astro</text:span></text:p>
      <text:p text:style-name="P2"><text:span text:style-name="Source_20_Text">│ <text:s text:c="2"/>│ <text:s text:c="2"/>├── Footer.astro</text:span></text:p>
      <text:p text:style-name="P2"><text:span text:style-name="Source_20_Text">│ <text:s text:c="2"/>│ <text:s text:c="2"/>├── Sidebar.astro</text:span></text:p>
      <text:p text:style-name="P2"><text:span text:style-name="Source_20_Text">│ <text:s text:c="2"/>│ <text:s text:c="2"/>├── PostCard.astro</text:span></text:p>
      <text:p text:style-name="P2"><text:soft-page-break/><text:span text:style-name="Source_20_Text">│ <text:s text:c="2"/>│ <text:s text:c="2"/>├── SpecsTable.astro</text:span></text:p>
      <text:p text:style-name="P2"><text:span text:style-name="Source_20_Text">│ <text:s text:c="2"/>│ <text:s text:c="2"/>├── VideoEmbed.astro</text:span></text:p>
      <text:p text:style-name="P2"><text:span text:style-name="Source_20_Text">│ <text:s text:c="2"/>│ <text:s text:c="2"/>├── TagList.astro</text:span></text:p>
      <text:p text:style-name="P2"><text:span text:style-name="Source_20_Text">│ <text:s text:c="2"/>│ <text:s text:c="2"/>├── Breadcrumbs.astro</text:span></text:p>
      <text:p text:style-name="P2"><text:span text:style-name="Source_20_Text">│ <text:s text:c="2"/>│ <text:s text:c="2"/>└── SwitchDetails.astro</text:span></text:p>
      <text:p text:style-name="P2"><text:span text:style-name="Source_20_Text">│ <text:s text:c="2"/>├── layouts/</text:span></text:p>
      <text:p text:style-name="P2"><text:span text:style-name="Source_20_Text">│ <text:s text:c="2"/>│ <text:s text:c="2"/>├── BaseLayout.astro</text:span></text:p>
      <text:p text:style-name="P2"><text:span text:style-name="Source_20_Text">│ <text:s text:c="2"/>│ <text:s text:c="2"/>└── PostLayout.astro</text:span></text:p>
      <text:p text:style-name="P2"><text:span text:style-name="Source_20_Text">│ <text:s text:c="2"/>├── pages/</text:span></text:p>
      <text:p text:style-name="P2"><text:span text:style-name="Source_20_Text">│ <text:s text:c="2"/>│ <text:s text:c="2"/>├── index.astro</text:span></text:p>
      <text:p text:style-name="P2"><text:span text:style-name="Source_20_Text">│ <text:s text:c="2"/>│ <text:s text:c="2"/>├── about.astro</text:span></text:p>
      <text:p text:style-name="P2"><text:span text:style-name="Source_20_Text">│ <text:s text:c="2"/>│ <text:s text:c="2"/>├── contact.astro</text:span></text:p>
      <text:p text:style-name="P2"><text:span text:style-name="Source_20_Text">│ <text:s text:c="2"/>│ <text:s text:c="2"/>├── category/[category].astro</text:span></text:p>
      <text:p text:style-name="P2"><text:span text:style-name="Source_20_Text">│ <text:s text:c="2"/>│ <text:s text:c="2"/>├── switch/[slug].astro</text:span></text:p>
      <text:p text:style-name="P2"><text:span text:style-name="Source_20_Text">│ <text:s text:c="2"/>│ <text:s text:c="2"/>└── 404.astro</text:span></text:p>
      <text:p text:style-name="P2"><text:span text:style-name="Source_20_Text">│ <text:s text:c="2"/>└── styles/</text:span></text:p>
      <text:p text:style-name="P2"><text:span text:style-name="Source_20_Text">│ <text:s text:c="6"/>└── global.css</text:span></text:p>
      <text:p text:style-name="P2"><text:span text:style-name="Source_20_Text">├── astro.config.mjs</text:span></text:p>
      <text:p text:style-name="P2"><text:span text:style-name="Source_20_Text">├── package.json</text:span></text:p>
      <text:p text:style-name="P3"><text:span text:style-name="Source_20_Text">└── README.md</text:span></text:p>
      <text:p text:style-name="Horizontal_20_Line"/>
      <text:h text:style-name="Heading_20_2" text:outline-level="2">📄 CUSTOM MARKDOWN FRONTMATTER FIELDS</text:h>
      <text:p text:style-name="Text_20_body">Each post should use rich frontmatter with <text:span text:style-name="Strong_20_Emphasis">custom fields</text:span> that Claude will query to populate filters, switch tables, reviews, etc.</text:p>
      <text:p text:style-name="Preformatted_20_Text">yaml</text:p>
      <text:p text:style-name="Preformatted_20_Text">CopyEdit</text:p>
      <text:p text:style-name="P1"><text:span text:style-name="Source_20_Text">---</text:span></text:p>
      <text:p text:style-name="P2"><text:span text:style-name="Source_20_Text">title: "Gateron Oil Kings Review"</text:span></text:p>
      <text:p text:style-name="P2"><text:span text:style-name="Source_20_Text">slug: "gateron-oil-kings"</text:span></text:p>
      <text:p text:style-name="P2"><text:span text:style-name="Source_20_Text">date: "2025-08-06"</text:span></text:p>
      <text:p text:style-name="P2"><text:span text:style-name="Source_20_Text">author: "Thock Guru"</text:span></text:p>
      <text:p text:style-name="P2"><text:span text:style-name="Source_20_Text">category: "Switches"</text:span></text:p>
      <text:p text:style-name="P2"><text:span text:style-name="Source_20_Text">subcategory: "Linear"</text:span></text:p>
      <text:p text:style-name="P2"><text:span text:style-name="Source_20_Text">tags: ["linear", "Gateron", "sound test"]</text:span></text:p>
      <text:p text:style-name="P2"><text:span text:style-name="Source_20_Text">thumbnail: "/images/oil-kings.jpg"</text:span></text:p>
      <text:p text:style-name="P2"><text:span text:style-name="Source_20_Text">video: "https://www.youtube.com/embed/abc123"</text:span></text:p>
      <text:p text:style-name="P2"><text:span text:style-name="Source_20_Text">specs:</text:span></text:p>
      <text:p text:style-name="P2"><text:span text:style-name="Source_20_Text"><text:s text:c="2"/>actuationForce: "45g"</text:span></text:p>
      <text:p text:style-name="P2"><text:span text:style-name="Source_20_Text"><text:s text:c="2"/>pretravel: "2.0mm"</text:span></text:p>
      <text:p text:style-name="P2"><text:span text:style-name="Source_20_Text"><text:s text:c="2"/>bottomOut: "60g"</text:span></text:p>
      <text:p text:style-name="P2"><text:span text:style-name="Source_20_Text"><text:s text:c="2"/>sound: "Deep and thocky"</text:span></text:p>
      <text:p text:style-name="P2"><text:span text:style-name="Source_20_Text"><text:s text:c="2"/>material: "Nylon top, Ink bottom, POM stem"</text:span></text:p>
      <text:p text:style-name="P2"><text:span text:style-name="Source_20_Text">links:</text:span></text:p>
      <text:p text:style-name="P2"><text:span text:style-name="Source_20_Text"><text:s text:c="2"/>vendor: "https://switches.com/gateron-oil-kings"</text:span></text:p>
      <text:p text:style-name="P2"><text:span text:style-name="Source_20_Text"><text:s text:c="2"/>soundTest: "https://youtube.com/watch?v=abc123"</text:span></text:p>
      <text:p text:style-name="P2"><text:span text:style-name="Source_20_Text">rating:</text:span></text:p>
      <text:p text:style-name="P2"><text:span text:style-name="Source_20_Text"><text:s text:c="2"/>sound: 9</text:span></text:p>
      <text:p text:style-name="P2"><text:span text:style-name="Source_20_Text"><text:s text:c="2"/>smoothness: 8.5</text:span></text:p>
      <text:p text:style-name="P2"><text:span text:style-name="Source_20_Text"><text:s text:c="2"/>price: 7</text:span></text:p>
      <text:p text:style-name="P2"><text:span text:style-name="Source_20_Text">summary: "Deep-sounding linear switch with a premium feel. Great for thock lovers."</text:span></text:p>
      <text:p text:style-name="P2"><text:span text:style-name="Source_20_Text">featured: true</text:span></text:p>
      <text:p text:style-name="P3"><text:span text:style-name="Source_20_Text">---</text:span></text:p>
      <text:p text:style-name="Horizontal_20_Line"/>
      <text:h text:style-name="Heading_20_2" text:outline-level="2"><text:soft-page-break/>🎨 LAYOUTS &amp; COMPONENTS<text:line-break/><text:line-break/><text:span text:style-name="T1">USE </text:span><text:a xlink:type="simple" xlink:href="https://www.theverge.com/" text:style-name="Internet_20_link" text:visited-style-name="Visited_20_Internet_20_Link"><text:span text:style-name="T1">https://www.theverge.com/</text:span></text:a><text:span text:style-name="T1"> to copy its style and elements.</text:span></text:h>
      <text:h text:style-name="Heading_20_3" text:outline-level="3">✅ <text:span text:style-name="Source_20_Text">BaseLayout.astro</text:span></text:h>
      <text:list text:style-name="L2">
        <text:list-item>
          <text:p text:style-name="P5">Includes <text:span text:style-name="Source_20_Text">Header</text:span>, <text:span text:style-name="Source_20_Text">Footer</text:span>, and <text:span text:style-name="Source_20_Text">&lt;slot /&gt;</text:span> for content</text:p>
        </text:list-item>
        <text:list-item>
          <text:p text:style-name="P5">Metadata injection for <text:span text:style-name="Source_20_Text">&lt;title&gt;</text:span>, <text:span text:style-name="Source_20_Text">&lt;meta&gt;</text:span>, Open Graph, canonical, etc.</text:p>
        </text:list-item>
      </text:list>
      <text:h text:style-name="Heading_20_3" text:outline-level="3">✅ <text:span text:style-name="Source_20_Text">PostLayout.astro</text:span></text:h>
      <text:list text:style-name="L3">
        <text:list-item>
          <text:p text:style-name="P6">Renders blog post from frontmatter + Markdown content</text:p>
        </text:list-item>
        <text:list-item>
          <text:p text:style-name="P6">Uses <text:span text:style-name="Source_20_Text">SpecsTable</text:span>, <text:span text:style-name="Source_20_Text">VideoEmbed</text:span>, <text:span text:style-name="Source_20_Text">Breadcrumbs</text:span>, and <text:span text:style-name="Source_20_Text">Sidebar</text:span></text:p>
        </text:list-item>
      </text:list>
      <text:h text:style-name="Heading_20_3" text:outline-level="3">✅ <text:span text:style-name="Source_20_Text">Sidebar.astro</text:span></text:h>
      <text:list text:style-name="L4">
        <text:list-item>
          <text:p text:style-name="P7">Popular tags</text:p>
        </text:list-item>
        <text:list-item>
          <text:p text:style-name="P7">Recent posts</text:p>
        </text:list-item>
        <text:list-item>
          <text:p text:style-name="P7">Categories</text:p>
        </text:list-item>
        <text:list-item>
          <text:p text:style-name="P7">Featured post</text:p>
        </text:list-item>
        <text:list-item>
          <text:p text:style-name="P7">(Collapses into dropdown on mobile)</text:p>
        </text:list-item>
      </text:list>
      <text:h text:style-name="Heading_20_3" text:outline-level="3">✅ <text:span text:style-name="Source_20_Text">Header.astro</text:span></text:h>
      <text:list text:style-name="L5">
        <text:list-item>
          <text:p text:style-name="P8">Site logo</text:p>
        </text:list-item>
        <text:list-item>
          <text:p text:style-name="P8">Nav items: Home, Switches, Keycaps, Mods, Guides, About, Contact</text:p>
        </text:list-item>
        <text:list-item>
          <text:p text:style-name="P8">Mobile hamburger toggle</text:p>
        </text:list-item>
        <text:list-item>
          <text:p text:style-name="P8">Dark/light mode toggle</text:p>
        </text:list-item>
      </text:list>
      <text:h text:style-name="Heading_20_3" text:outline-level="3">✅ <text:span text:style-name="Source_20_Text">Footer.astro</text:span></text:h>
      <text:list text:style-name="L6">
        <text:list-item>
          <text:p text:style-name="P9">Newsletter form placeholder</text:p>
        </text:list-item>
        <text:list-item>
          <text:p text:style-name="P9">Tag cloud</text:p>
        </text:list-item>
        <text:list-item>
          <text:p text:style-name="P9">Quick links</text:p>
        </text:list-item>
        <text:list-item>
          <text:p text:style-name="P9">Social links</text:p>
        </text:list-item>
        <text:list-item>
          <text:p text:style-name="P9">Credit (© 2025 Thockverse)</text:p>
        </text:list-item>
      </text:list>
      <text:h text:style-name="Heading_20_3" text:outline-level="3">✅ <text:span text:style-name="Source_20_Text">PostCard.astro</text:span></text:h>
      <text:list text:style-name="L7">
        <text:list-item>
          <text:p text:style-name="P10">Displays title, category, image, tags, and date for previews</text:p>
        </text:list-item>
      </text:list>
      <text:h text:style-name="Heading_20_3" text:outline-level="3"><text:soft-page-break/>✅ <text:span text:style-name="Source_20_Text">SpecsTable.astro</text:span></text:h>
      <text:list text:style-name="L8">
        <text:list-item>
          <text:p text:style-name="P11">Converts <text:span text:style-name="Source_20_Text">specs</text:span> frontmatter into a semantic HTML table</text:p>
        </text:list-item>
      </text:list>
      <text:h text:style-name="Heading_20_3" text:outline-level="3">✅ <text:span text:style-name="Source_20_Text">Breadcrumbs.astro</text:span></text:h>
      <text:list text:style-name="L9">
        <text:list-item>
          <text:p text:style-name="P12">Auto-generated from post path (Home &gt; Switches &gt; Oil Kings)</text:p>
        </text:list-item>
      </text:list>
      <text:h text:style-name="Heading_20_3" text:outline-level="3">✅ <text:span text:style-name="Source_20_Text">VideoEmbed.astro</text:span></text:h>
      <text:list text:style-name="L10">
        <text:list-item>
          <text:p text:style-name="P13">Responsive <text:span text:style-name="Source_20_Text">&lt;iframe&gt;</text:span> for embedded YouTube or Vimeo</text:p>
        </text:list-item>
      </text:list>
      <text:h text:style-name="Heading_20_3" text:outline-level="3">✅ <text:span text:style-name="Source_20_Text">SwitchDetails.astro</text:span></text:h>
      <text:list text:style-name="L11">
        <text:list-item>
          <text:p text:style-name="P14">Dedicated component to display switch metadata (for <text:span text:style-name="Source_20_Text">/switch/[slug]</text:span> route)</text:p>
        </text:list-item>
      </text:list>
      <text:p text:style-name="Horizontal_20_Line"/>
      <text:h text:style-name="Heading_20_2" text:outline-level="2">🔍 SEO + PERFORMANCE</text:h>
      <text:list text:style-name="L12">
        <text:list-item>
          <text:p text:style-name="P15">Semantic HTML5</text:p>
        </text:list-item>
        <text:list-item>
          <text:p text:style-name="P15"><text:span text:style-name="Source_20_Text">&lt;title&gt;</text:span>, <text:span text:style-name="Source_20_Text">&lt;meta name="description"&gt;</text:span>, <text:span text:style-name="Source_20_Text">&lt;link rel="canonical"&gt;</text:span></text:p>
        </text:list-item>
        <text:list-item>
          <text:p text:style-name="P15">Open Graph &amp; Twitter card tags</text:p>
        </text:list-item>
        <text:list-item>
          <text:p text:style-name="P15">JSON-LD schema (<text:span text:style-name="Source_20_Text">Article</text:span>, <text:span text:style-name="Source_20_Text">BreadcrumbList</text:span>)</text:p>
        </text:list-item>
        <text:list-item>
          <text:p text:style-name="P15"><text:span text:style-name="Source_20_Text">robots.txt</text:span> + <text:span text:style-name="Source_20_Text">sitemap.xml</text:span> auto-generated</text:p>
        </text:list-item>
        <text:list-item>
          <text:p text:style-name="P15">Lazy load images and embeds</text:p>
        </text:list-item>
        <text:list-item>
          <text:p text:style-name="P15">Accessible alt text on images</text:p>
        </text:list-item>
        <text:list-item>
          <text:p text:style-name="P15">Minified CSS &amp; compressed assets</text:p>
        </text:list-item>
      </text:list>
      <text:p text:style-name="Horizontal_20_Line"/>
      <text:h text:style-name="Heading_20_2" text:outline-level="2">📱 RESPONSIVE BEHAVIOR</text:h>
      <text:list text:style-name="L13">
        <text:list-item>
          <text:p text:style-name="P16">All layouts must be <text:span text:style-name="Strong_20_Emphasis">mobile-first</text:span> with breakpoints:</text:p>
          <text:list>
            <text:list-item>
              <text:p text:style-name="P16"><text:span text:style-name="Source_20_Text">@media (max-width: 640px)</text:span> for mobile</text:p>
            </text:list-item>
            <text:list-item>
              <text:p text:style-name="P16"><text:span text:style-name="Source_20_Text">@media (max-width: 1024px)</text:span> for tablet</text:p>
            </text:list-item>
          </text:list>
        </text:list-item>
        <text:list-item>
          <text:p text:style-name="P16">Sidebar drops below post content on small screens</text:p>
        </text:list-item>
        <text:list-item>
          <text:p text:style-name="P16">Header becomes sticky and shows a hamburger menu</text:p>
        </text:list-item>
        <text:list-item>
          <text:p text:style-name="P16">All images scale with <text:span text:style-name="Source_20_Text">max-width: 100%</text:span></text:p>
        </text:list-item>
      </text:list>
      <text:p text:style-name="Horizontal_20_Line"/>
      <text:h text:style-name="Heading_20_2" text:outline-level="2"><text:soft-page-break/>⚡ FILTERING &amp; DATA QUERIES</text:h>
      <text:list text:style-name="L14">
        <text:list-item>
          <text:p text:style-name="P17">Allow <text:span text:style-name="Strong_20_Emphasis">filtering posts by:</text:span></text:p>
          <text:list>
            <text:list-item>
              <text:p text:style-name="P17">Category</text:p>
            </text:list-item>
            <text:list-item>
              <text:p text:style-name="P17">Tag</text:p>
            </text:list-item>
            <text:list-item>
              <text:p text:style-name="P17">Switch Type (from <text:span text:style-name="Source_20_Text">subcategory</text:span>)</text:p>
            </text:list-item>
            <text:list-item>
              <text:p text:style-name="P17">Featured (from <text:span text:style-name="Source_20_Text">featured: true</text:span>)</text:p>
            </text:list-item>
          </text:list>
        </text:list-item>
        <text:list-item>
          <text:p text:style-name="P17">Enable <text:span text:style-name="Strong_20_Emphasis">static generation</text:span> of:</text:p>
          <text:list>
            <text:list-item>
              <text:p text:style-name="P17">Category index pages (e.g., <text:span text:style-name="Source_20_Text">/category/switches</text:span>)</text:p>
            </text:list-item>
            <text:list-item>
              <text:p text:style-name="P17">Switch detail pages (e.g., <text:span text:style-name="Source_20_Text">/switch/gateron-oil-kings</text:span>)</text:p>
            </text:list-item>
          </text:list>
        </text:list-item>
        <text:list-item>
          <text:p text:style-name="P17">Optional: Search by title (client-side JS)</text:p>
        </text:list-item>
      </text:list>
      <text:p text:style-name="Horizontal_20_Line"/>
      <text:h text:style-name="Heading_20_2" text:outline-level="2">📄 PAGE LIST</text:h>
      <text:list text:style-name="L15">
        <text:list-item>
          <text:p text:style-name="P18"><text:span text:style-name="Source_20_Text">/</text:span> – Home page (latest posts, featured content, tags)</text:p>
        </text:list-item>
        <text:list-item>
          <text:p text:style-name="P18"><text:span text:style-name="Source_20_Text">/about</text:span> – Site and author bio</text:p>
        </text:list-item>
        <text:list-item>
          <text:p text:style-name="P18"><text:span text:style-name="Source_20_Text">/contact</text:span> – Email form placeholder</text:p>
        </text:list-item>
        <text:list-item>
          <text:p text:style-name="P18"><text:span text:style-name="Source_20_Text">/404</text:span> – Custom error page with keyboard pun</text:p>
        </text:list-item>
        <text:list-item>
          <text:p text:style-name="P18"><text:span text:style-name="Source_20_Text">/category/[category]</text:span> – Filtered list (e.g., <text:span text:style-name="Source_20_Text">Switches</text:span>)</text:p>
        </text:list-item>
        <text:list-item>
          <text:p text:style-name="P18"><text:span text:style-name="Source_20_Text">/switch/[slug]</text:span> – Full-page switch spec sheet with summary + sound tests</text:p>
        </text:list-item>
        <text:list-item>
          <text:p text:style-name="P18"><text:span text:style-name="Source_20_Text">/posts/[slug]</text:span> – Rendered blog posts</text:p>
        </text:list-item>
        <text:list-item>
          <text:p text:style-name="P18"><text:span text:style-name="Source_20_Text">/tags/[tag]</text:span> – Tag filtered list (optional)</text:p>
        </text:list-item>
      </text:list>
      <text:p text:style-name="Horizontal_20_Line"/>
      <text:h text:style-name="Heading_20_2" text:outline-level="2">🧪 <text:span text:style-name="T1">more</text:span></text:h>
      <text:list text:style-name="L16">
        <text:list-item>
          <text:p text:style-name="P19">Dark/light mode toggle</text:p>
        </text:list-item>
        <text:list-item>
          <text:p text:style-name="P19">Sticky header/nav</text:p>
        </text:list-item>
        <text:list-item>
          <text:p text:style-name="P19">Expandable FAQs (e.g., "What is thock?")</text:p>
        </text:list-item>
        <text:list-item>
          <text:p text:style-name="P19">Related posts (same tag or category)</text:p>
        </text:list-item>
        <text:list-item>
          <text:p text:style-name="P19">Lazy image gallery</text:p>
        </text:list-item>
        <text:list-item>
          <text:p text:style-name="P19">JS clipboard for switch specs</text:p>
        </text:list-item>
        <text:list-item>
          <text:p text:style-name="P19"><text:soft-page-break/>Search input on header</text:p>
        </text:list-item>
      </text:list>
      <text:p text:style-name="Horizontal_20_Line"/>
      <text:h text:style-name="Heading_20_2" text:outline-level="2">🧰 OUTPUT NEEDED</text:h>
      <text:p text:style-name="Text_20_body">Please output the following:</text:p>
      <text:list text:style-name="L17">
        <text:list-item>
          <text:p text:style-name="P20">✅ Full Astro project structure <text:span text:style-name="T1">copying https://www.theverge.com/</text:span></text:p>
        </text:list-item>
        <text:list-item>
          <text:p text:style-name="P20">✅ Sample Markdown files (with all frontmatter fields)</text:p>
        </text:list-item>
        <text:list-item>
          <text:p text:style-name="P20">✅ Components and templates as <text:span text:style-name="Source_20_Text">.astro</text:span> files</text:p>
        </text:list-item>
        <text:list-item>
          <text:p text:style-name="P20">✅ Global CSS with light/dark theme toggle</text:p>
        </text:list-item>
        <text:list-item>
          <text:p text:style-name="P20">✅ One post rendered to HTML</text:p>
        </text:list-item>
        <text:list-item>
          <text:p text:style-name="P20">✅ Home page showing post previews</text:p>
        </text:list-item>
        <text:list-item>
          <text:p text:style-name="P20">✅ Category page example</text:p>
        </text:list-item>
        <text:list-item>
          <text:p text:style-name="P20">✅ Switch detail template</text:p>
        </text:list-item>
      </text:list>
      <text:p text:style-name="Text_20_body">Make everything clean, modular, and scalable.</text:p>
      <text:p text:style-name="Horizontal_20_Line"/>
      <text:h text:style-name="Heading_20_3" text:outline-level="3">✅ FINAL GOAL:</text:h>
      <text:p text:style-name="Text_20_body">Make it easy to <text:span text:style-name="Strong_20_Emphasis">add new posts by writing Markdown</text:span>, and automatically generate structured, responsive pages using reusable Astro components. The design should feel <text:span text:style-name="Strong_20_Emphasis">modern, elegant, and performance-first </text:span><text:span text:style-name="Strong_20_Emphasis"><text:span text:style-name="T1">like https://www.theverge.com/</text:span></text:span>, with metadata and modular components powering filters, SEO, and interactivity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06T09:28:13.758000000</meta:creation-date>
    <dc:date>2025-08-06T15:16:54.978000000</dc:date>
    <meta:editing-duration>PT5M20S</meta:editing-duration>
    <meta:editing-cycles>2</meta:editing-cycles>
    <meta:generator>LibreOffice/24.2.4.2$Windows_X86_64 LibreOffice_project/51a6219feb6075d9a4c46691dcfe0cd9c4fff3c2</meta:generator>
    <meta:document-statistic meta:table-count="0" meta:image-count="0" meta:object-count="0" meta:page-count="6" meta:paragraph-count="168" meta:word-count="889" meta:character-count="5791" meta:non-whitespace-character-count="5019"/>
  </office:meta>
</office:document-meta>
</file>